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8255"/>
    </style:style>
    <style:style style:name="T1" style:family="text">
      <style:text-properties officeooo:rsid="00078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s funciones te ayudarán a estructurar tu implementación del juego del ahorcado en C#, cubriendo las principales mecánicas y lógica del juego.</text:p>
      <text:p text:style-name="Standard"/>
      <text:p text:style-name="P1">1. <text:s text:c="7"/>.... <text:s/>LeerSecreto( ...):</text:p>
      <text:p text:style-name="P1"><text:tab/>Lee la palabra secreta e inicializa el array de aciertos.</text:p>
      <text:p text:style-name="P1">2. <text:s text:c="7"/>.... <text:s/>EscribirSecreto( ...):</text:p>
      <text:p text:style-name="P1"><text:tab/>Muestra la palabra secreta, revelando las letras acertadas y ocultando el resto con asteriscos.</text:p>
      <text:p text:style-name="P1">3. <text:s text:c="7"/>.... <text:s/>MostrarAhorcado( ...):</text:p>
      <text:p text:style-name="P1"><text:tab/>Dibuja el estado actual del ahorcado según el número de fallos.</text:p>
      <text:p text:style-name="P1">4. <text:s text:c="7"/>.... <text:s/>LeerLetra( ...):</text:p>
      <text:p text:style-name="P1"><text:tab/>Lee una letra introducida por el jugador y la añade a la lista de letras utilizadas.</text:p>
      <text:p text:style-name="P1">5. <text:s text:c="7"/>.... <text:s/>ComprobarSecreto( ...):</text:p>
      <text:p text:style-name="P1"><text:tab/>Verifica si la letra introducida está en la palabra secreta y actualiza el array de aciertos.</text:p>
      <text:p text:style-name="P1">6. <text:s text:c="7"/>.... <text:s/>NumeroAciertos( ...):</text:p>
      <text:p text:style-name="P1"><text:tab/>Cuenta el número de letras acertadas.</text:p>
      <text:p text:style-name="P1">7. <text:s text:c="7"/>.... <text:s/>InicializarJuego( ...):</text:p>
      <text:p text:style-name="P1"><text:tab/>Configura las variables iniciales del juego, como la palabra secreta y los intentos restantes.</text:p>
      <text:p text:style-name="P1">8. <text:s text:c="7"/>.... <text:s/>ActualizarEstadoJuego( ...):</text:p>
      <text:p text:style-name="P1"><text:tab/>Actualiza el estado del juego después de cada intento, incluyendo los intentos restantes y las letras adivinadas.</text:p>
      <text:p text:style-name="P1">9. <text:s text:c="7"/>.... <text:s/>VerificarFinJuego( ...):</text:p>
      <text:p text:style-name="P1"><text:tab/>Comprueba si el juego ha terminado, ya sea por victoria o derrota.</text:p>
      <text:p text:style-name="P1">10. <text:s text:c="7"/>.... <text:s/>MostrarEstadoActual( ...):</text:p>
      <text:p text:style-name="P1"><text:tab/>Muestra el estado actual del juego, incluyendo la palabra parcialmente adivinada y los intentos restantes.</text:p>
      <text:p text:style-name="P1">11. <text:s text:c="7"/>.... <text:s/>SeleccionarPalabraAleatoria( ...):</text:p>
      <text:p text:style-name="P1"><text:tab/>Elige una palabra aleatoria de una lista predefinida (opcional)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9T09:14:06.560204421</meta:creation-date>
    <dc:date>2024-12-19T09:24:05.721355570</dc:date>
    <meta:editing-duration>PT9M59S</meta:editing-duration>
    <meta:editing-cycles>1</meta:editing-cycles>
    <meta:document-statistic meta:table-count="0" meta:image-count="0" meta:object-count="0" meta:page-count="1" meta:paragraph-count="23" meta:word-count="206" meta:character-count="1463" meta:non-whitespace-character-count="1181"/>
    <meta:generator>LibreOffice/6.4.7.2$Linux_X86_64 LibreOffice_project/40$Build-2</meta:generator>
  </office:meta>
</office:document-meta>
</file>